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bold</text:p>
      <text:p text:style-name="Standard"/>
      <text:p text:style-name="P1">Attributs :</text:p>
      <text:p text:style-name="P3">Santé : 16</text:p>
      <text:p text:style-name="P3">Défense : 10 + 4 = 14</text:p>
      <text:p text:style-name="P3"/>
      <text:p text:style-name="P3">Mana : 16</text:p>
      <text:p text:style-name="P3">Énergie : 10</text:p>
      <text:p text:style-name="P3"/>
      <text:p text:style-name="P3">Résistance physique : 2</text:p>
      <text:p text:style-name="P3">Résistance magique : 1</text:p>
      <text:p text:style-name="P3"/>
      <text:p text:style-name="P3">Puissance physique : 4</text:p>
      <text:p text:style-name="P3">Puissance magique : 2</text:p>
      <text:p text:style-name="P3"/>
      <text:p text:style-name="P3">Points d'actions : 5</text:p>
      <text:p text:style-name="Standard"/>
      <text:p text:style-name="P1">Caractéristiques :</text:p>
      <text:p text:style-name="P3">Force : 4</text:p>
      <text:p text:style-name="P3">Robustesse : 4</text:p>
      <text:p text:style-name="P3"/>
      <text:p text:style-name="P3">Endurance : 4</text:p>
      <text:p text:style-name="P3">Métabolisme : 4</text:p>
      <text:p text:style-name="P3"/>
      <text:p text:style-name="P3">Agilité : 4</text:p>
      <text:p text:style-name="P3">Dextérité : 4</text:p>
      <text:p text:style-name="P3"/>
      <text:p text:style-name="P3">Sagesse : 2</text:p>
      <text:p text:style-name="P3">Âme : 2</text:p>
      <text:p text:style-name="Standard"/>
      <text:p text:style-name="P1">Compétences :</text:p>
      <text:p text:style-name="P3">Arme : 2 + 2 = <text:s/>4</text:p>
      <text:p text:style-name="P3">Parade : 2 + 2 = 4</text:p>
      <text:p text:style-name="P3">Esquive : 2 + 2 = 4</text:p>
      <text:p text:style-name="P3"/>
      <text:p text:style-name="P1">Capacités :</text:p>
      <text:p text:style-name="Standard"/>
      <text:p text:style-name="P1">Equipements :</text:p>
      <text:p text:style-name="P5">Lance-pierre :</text:p>
      <text:p text:style-name="P4">Force[ 4 ] cases portée</text:p>
      <text:p text:style-name="P4">2 + 1d4 dmg contondant</text:p>
      <text:p text:style-name="P4">3 PA par attaque</text:p>
      <text:p text:style-name="P4">1 Durabilité</text:p>
      <text:p text:style-name="P4">3 Résistance</text:p>
      <text:p text:style-name="P4"/>
      <text:p text:style-name="P5">Lance :</text:p>
      <text:p text:style-name="P4">2 cases portée</text:p>
      <text:p text:style-name="P4">PP + 1d6 dmg perçant</text:p>
      <text:p text:style-name="P4">3 PA par attaque</text:p>
      <text:p text:style-name="P4">2 Durabilité</text:p>
      <text:p text:style-name="P4">4 Résistance</text:p>
      <text:p text:style-name="P5">Lame :</text:p>
      <text:p text:style-name="P4">1 case portée</text:p>
      <text:p text:style-name="P4">PP/2 + 1d4 dmg perçant</text:p>
      <text:p text:style-name="P4">3 PA par attaque</text:p>
      <text:p text:style-name="P4">2 Durabilité</text:p>
      <text:p text:style-name="P4"><text:soft-page-break/>4 Résistance</text:p>
      <text:p text:style-name="P4"/>
      <text:p text:style-name="P5">Bouclier :</text:p>
      <text:p text:style-name="P4">1 case portée</text:p>
      <text:p text:style-name="P4">1d4 dmg contondant</text:p>
      <text:p text:style-name="P4">3 PA par attaque</text:p>
      <text:p text:style-name="P4">6 Durabilité</text:p>
      <text:p text:style-name="P4">4 Rés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1-06T18:29:44.42</dc:date>
    <dc:creator>Thibault Martin-Teyssier</dc:creator>
    <meta:editing-duration>PT50M4S</meta:editing-duration>
    <meta:editing-cycles>99</meta:editing-cycles>
    <meta:generator>OpenOffice/4.1.5$Win32 OpenOffice.org_project/415m1$Build-9789</meta:generator>
    <meta:document-statistic meta:table-count="0" meta:image-count="0" meta:object-count="0" meta:page-count="2" meta:paragraph-count="50" meta:word-count="164" meta:character-count="721"/>
  </office:meta>
</office:document-meta>
</file>